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Nimbus Mono PS" svg:font-family="'Nimbus Mono PS'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1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3f7ebe" fo:padding="0cm" fo:border="none">
        <style:background-image/>
      </style:table-cell-properties>
    </style:style>
    <style:style style:name="P1" style:family="paragraph" style:parent-style-name="Text_20_body">
      <style:text-properties officeooo:rsid="001c7245" officeooo:paragraph-rsid="00215aec"/>
    </style:style>
    <style:style style:name="P2" style:family="paragraph" style:parent-style-name="Text_20_body">
      <style:text-properties officeooo:rsid="002d3caa" officeooo:paragraph-rsid="002d3caa"/>
    </style:style>
    <style:style style:name="P3" style:family="paragraph" style:parent-style-name="Text_20_body">
      <style:text-properties style:text-underline-style="solid" style:text-underline-width="auto" style:text-underline-color="font-color" officeooo:rsid="007d0742" officeooo:paragraph-rsid="007d0742"/>
    </style:style>
    <style:style style:name="P4" style:family="paragraph" style:parent-style-name="Text_20_body">
      <style:text-properties style:text-underline-style="solid" style:text-underline-width="auto" style:text-underline-color="font-color" fo:font-weight="normal" officeooo:rsid="007d0742" officeooo:paragraph-rsid="0035b277" style:font-weight-asian="normal" style:font-weight-complex="normal"/>
    </style:style>
    <style:style style:name="P5" style:family="paragraph" style:parent-style-name="Text_20_body">
      <style:text-properties style:text-underline-style="solid" style:text-underline-width="auto" style:text-underline-color="font-color" fo:font-weight="normal" officeooo:rsid="007d0742" officeooo:paragraph-rsid="006464dc" style:font-weight-asian="normal" style:font-weight-complex="normal"/>
    </style:style>
    <style:style style:name="P6" style:family="paragraph" style:parent-style-name="Text_20_body">
      <style:text-properties fo:color="#003f80" officeooo:rsid="00a72a3b" officeooo:paragraph-rsid="00a72a3b"/>
    </style:style>
    <style:style style:name="P7" style:family="paragraph" style:parent-style-name="Text_20_body">
      <style:text-properties fo:color="#003f80" officeooo:rsid="00aa7ce2" officeooo:paragraph-rsid="00aa7ce2"/>
    </style:style>
    <style:style style:name="P8" style:family="paragraph" style:parent-style-name="Text_20_body">
      <style:text-properties fo:color="#003f80" fo:font-weight="normal" officeooo:rsid="009e8474" officeooo:paragraph-rsid="00a00ca5" style:font-weight-asian="normal" style:font-weight-complex="normal"/>
    </style:style>
    <style:style style:name="P9" style:family="paragraph" style:parent-style-name="Text_20_body">
      <style:text-properties fo:color="#003f80" style:font-name="DejaVu Sans2" fo:font-size="11pt" fo:font-weight="normal" officeooo:rsid="00a6c91b" officeooo:paragraph-rsid="00a6c91b" style:font-size-asian="11pt" style:font-weight-asian="normal" style:font-size-complex="11pt" style:font-weight-complex="normal"/>
    </style:style>
    <style:style style:name="P10" style:family="paragraph" style:parent-style-name="Text_20_body">
      <style:text-properties officeooo:rsid="009cee48" officeooo:paragraph-rsid="009cee48"/>
    </style:style>
    <style:style style:name="P11" style:family="paragraph" style:parent-style-name="Text_20_body">
      <style:text-properties officeooo:rsid="009cee48" officeooo:paragraph-rsid="009daffd"/>
    </style:style>
    <style:style style:name="P12" style:family="paragraph" style:parent-style-name="Text_20_body">
      <style:text-properties fo:color="#000000" officeooo:rsid="00a00ca5" officeooo:paragraph-rsid="00a00ca5"/>
    </style:style>
    <style:style style:name="P13" style:family="paragraph" style:parent-style-name="Text_20_body">
      <style:text-properties fo:color="#000000" style:font-name="Nimbus Mono PS" officeooo:rsid="00a00ca5" officeooo:paragraph-rsid="00a00ca5"/>
    </style:style>
    <style:style style:name="P14" style:family="paragraph" style:parent-style-name="Text_20_body">
      <style:text-properties fo:color="#000000" style:font-name="Nimbus Mono PS" fo:font-size="11pt" officeooo:rsid="00a00ca5" officeooo:paragraph-rsid="00a11a3e" style:font-size-asian="11pt" style:font-size-complex="11pt"/>
    </style:style>
    <style:style style:name="P15" style:family="paragraph" style:parent-style-name="Text_20_body">
      <style:text-properties fo:color="#000000" style:font-name="Nimbus Mono PS" fo:font-size="11pt" officeooo:rsid="00a11a3e" officeooo:paragraph-rsid="00a8ccb0" style:font-size-asian="11pt" style:font-size-complex="11pt"/>
    </style:style>
    <style:style style:name="P16" style:family="paragraph" style:parent-style-name="Text_20_body">
      <style:text-properties fo:color="#000000" style:font-name="Nimbus Mono PS" fo:font-size="11pt" officeooo:rsid="00a336ac" officeooo:paragraph-rsid="00a8ccb0" style:font-size-asian="11pt" style:font-size-complex="11pt"/>
    </style:style>
    <style:style style:name="P17" style:family="paragraph" style:parent-style-name="Text_20_body">
      <style:text-properties fo:color="#000000" style:font-name="Nimbus Mono PS" fo:font-size="11pt" fo:font-weight="normal" officeooo:rsid="00a11a3e" officeooo:paragraph-rsid="00a11a3e" style:font-size-asian="11pt" style:font-weight-asian="normal" style:font-size-complex="11pt" style:font-weight-complex="normal"/>
    </style:style>
    <style:style style:name="P18" style:family="paragraph" style:parent-style-name="Text_20_body">
      <style:text-properties fo:color="#000000" style:font-name="Nimbus Mono PS" fo:font-size="11pt" fo:font-weight="normal" officeooo:rsid="00a336ac" officeooo:paragraph-rsid="00a336ac" style:font-size-asian="11pt" style:font-weight-asian="normal" style:font-size-complex="11pt" style:font-weight-complex="normal"/>
    </style:style>
    <style:style style:name="P19" style:family="paragraph" style:parent-style-name="Text_20_body">
      <style:text-properties fo:color="#000000" style:font-name="DejaVu Sans2" fo:font-size="11pt" officeooo:rsid="00a6c91b" officeooo:paragraph-rsid="00a6c91b" style:font-size-asian="11pt" style:font-size-complex="11pt"/>
    </style:style>
    <style:style style:name="P20" style:family="paragraph" style:parent-style-name="Text_20_body">
      <style:text-properties fo:color="#000000" style:font-name="DejaVu Sans2" fo:font-size="11pt" fo:font-weight="normal" officeooo:rsid="00a336ac" officeooo:paragraph-rsid="00a336ac" style:font-size-asian="11pt" style:font-weight-asian="normal" style:font-size-complex="11pt" style:font-weight-complex="normal"/>
    </style:style>
    <style:style style:name="P21" style:family="paragraph" style:parent-style-name="Text_20_body">
      <style:text-properties fo:color="#000000" officeooo:rsid="00a6c91b" officeooo:paragraph-rsid="00a6c91b"/>
    </style:style>
    <style:style style:name="P22" style:family="paragraph" style:parent-style-name="Text_20_body">
      <style:text-properties style:text-underline-style="none" fo:font-weight="normal" officeooo:rsid="00b2e3f4" officeooo:paragraph-rsid="00b2e3f4" style:font-weight-asian="normal" style:font-weight-complex="normal"/>
    </style:style>
    <style:style style:name="P23" style:family="paragraph" style:parent-style-name="Text_20_body">
      <style:text-properties fo:font-size="10pt" officeooo:rsid="007fc9ad" officeooo:paragraph-rsid="00b95424" style:font-size-asian="10pt" style:font-size-complex="10pt"/>
    </style:style>
    <style:style style:name="P24" style:family="paragraph" style:parent-style-name="Text_20_body">
      <style:text-properties fo:font-size="10pt" officeooo:rsid="00bd800b" officeooo:paragraph-rsid="00bd800b" style:font-size-asian="10pt" style:font-size-complex="10pt"/>
    </style:style>
    <style:style style:name="P25" style:family="paragraph" style:parent-style-name="Text_20_body">
      <style:text-properties officeooo:rsid="007fc9ad" officeooo:paragraph-rsid="00895311"/>
    </style:style>
    <style:style style:name="P26" style:family="paragraph" style:parent-style-name="Code">
      <style:paragraph-properties fo:margin-left="1.251cm" fo:margin-right="0cm" fo:text-indent="0cm" style:auto-text-indent="false"/>
      <style:text-properties fo:font-weight="normal" officeooo:rsid="0082ef55" officeooo:paragraph-rsid="0082ef55" style:font-weight-asian="normal" style:font-weight-complex="normal"/>
    </style:style>
    <style:style style:name="P27" style:family="paragraph" style:parent-style-name="Code">
      <style:paragraph-properties fo:margin-left="1.251cm" fo:margin-right="0cm" fo:text-indent="0cm" style:auto-text-indent="false"/>
      <style:text-properties officeooo:rsid="0082ef55" officeooo:paragraph-rsid="008462c1"/>
    </style:style>
    <style:style style:name="P28" style:family="paragraph" style:parent-style-name="Code">
      <style:paragraph-properties fo:margin-left="1.251cm" fo:margin-right="0cm" fo:text-indent="0cm" style:auto-text-indent="false"/>
      <style:text-properties officeooo:rsid="0082ef55" officeooo:paragraph-rsid="00920df6"/>
    </style:style>
    <style:style style:name="P29" style:family="paragraph" style:parent-style-name="Code">
      <style:paragraph-properties fo:margin-left="1.251cm" fo:margin-right="0cm" fo:text-indent="0cm" style:auto-text-indent="false"/>
      <style:text-properties officeooo:rsid="002d3caa" officeooo:paragraph-rsid="009385a5"/>
    </style:style>
    <style:style style:name="P30" style:family="paragraph" style:parent-style-name="Text_20_body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0000" fo:font-weight="normal" officeooo:rsid="00b2dd87" officeooo:paragraph-rsid="00b2dd87" style:font-weight-asian="normal" style:font-weight-complex="normal"/>
    </style:style>
    <style:style style:name="P31" style:family="paragraph" style:parent-style-name="Heading_20_1">
      <style:text-properties fo:color="#ffffff" fo:font-size="36pt" fo:font-weight="bold" style:font-size-asian="36pt" style:font-weight-asian="bold" style:font-size-complex="36pt" style:font-weight-complex="bold"/>
    </style:style>
    <style:style style:name="P32" style:family="paragraph" style:parent-style-name="Heading_20_2">
      <style:text-properties officeooo:paragraph-rsid="00bd800b"/>
    </style:style>
    <style:style style:name="P33" style:family="paragraph" style:parent-style-name="Heading_20_2">
      <style:text-properties officeooo:rsid="008e2ac8" officeooo:paragraph-rsid="008e2ac8"/>
    </style:style>
    <style:style style:name="P34" style:family="paragraph" style:parent-style-name="Heading_20_2">
      <style:text-properties officeooo:rsid="002c7e6e" officeooo:paragraph-rsid="002c7e6e"/>
    </style:style>
    <style:style style:name="P35" style:family="paragraph" style:parent-style-name="Heading_20_2">
      <style:text-properties officeooo:rsid="00396141" officeooo:paragraph-rsid="00396141"/>
    </style:style>
    <style:style style:name="P36" style:family="paragraph" style:parent-style-name="Heading_20_2">
      <style:text-properties fo:font-weight="bold" officeooo:rsid="00b2e3f4" officeooo:paragraph-rsid="00b2e3f4" style:font-weight-asian="bold" style:font-weight-complex="bold"/>
    </style:style>
    <style:style style:name="P37" style:family="paragraph" style:parent-style-name="Heading_20_2">
      <style:text-properties officeooo:rsid="00a8ccb0" officeooo:paragraph-rsid="00a8ccb0"/>
    </style:style>
    <style:style style:name="P38" style:family="paragraph" style:parent-style-name="Text_20_body" style:list-style-name="L1">
      <style:text-properties officeooo:paragraph-rsid="00215aec"/>
    </style:style>
    <style:style style:name="P39" style:family="paragraph" style:parent-style-name="Text_20_body" style:list-style-name="L2">
      <style:text-properties officeooo:paragraph-rsid="00b4cae4"/>
    </style:style>
    <style:style style:name="P40" style:family="paragraph" style:parent-style-name="Text_20_body" style:list-style-name="L2">
      <style:text-properties officeooo:paragraph-rsid="009385a5"/>
    </style:style>
    <style:style style:name="P41" style:family="paragraph" style:parent-style-name="Text_20_body" style:list-style-name="L2">
      <style:text-properties officeooo:paragraph-rsid="009cee48"/>
    </style:style>
    <style:style style:name="P42" style:family="paragraph" style:parent-style-name="Text_20_body" style:list-style-name="L2">
      <style:text-properties fo:color="#003f80" officeooo:rsid="0081e2fa" officeooo:paragraph-rsid="0081e2fa"/>
    </style:style>
    <style:style style:name="P43" style:family="paragraph" style:parent-style-name="Text_20_body" style:list-style-name="L2">
      <style:text-properties fo:color="#003f80" fo:font-style="normal" officeooo:rsid="0082ef55" officeooo:paragraph-rsid="0082ef55" style:font-style-asian="normal" style:font-style-complex="normal"/>
    </style:style>
    <style:style style:name="P44" style:family="paragraph" style:parent-style-name="Text_20_body" style:list-style-name="L2">
      <style:text-properties fo:color="#003f80" fo:font-style="normal" officeooo:rsid="00997e7b" officeooo:paragraph-rsid="00997e7b" style:font-style-asian="normal" style:font-style-complex="normal"/>
    </style:style>
    <style:style style:name="P45" style:family="paragraph" style:parent-style-name="Text_20_body" style:list-style-name="L3">
      <style:text-properties fo:color="#003f80" officeooo:rsid="002fefa5" officeooo:paragraph-rsid="002fefa5"/>
    </style:style>
    <style:style style:name="P46" style:family="paragraph" style:parent-style-name="Text_20_body" style:list-style-name="L3">
      <style:text-properties fo:color="#003f80" officeooo:rsid="002fefa5" officeooo:paragraph-rsid="0030e25a"/>
    </style:style>
    <style:style style:name="P47" style:family="paragraph" style:parent-style-name="Text_20_body" style:list-style-name="L3">
      <style:text-properties fo:color="#003f80" officeooo:rsid="0041b05c" officeooo:paragraph-rsid="009af5e8"/>
    </style:style>
    <style:style style:name="P48" style:family="paragraph" style:parent-style-name="Text_20_body" style:list-style-name="L3">
      <style:text-properties fo:color="#003f80" style:text-underline-style="none" fo:font-weight="bold" officeooo:rsid="007d0742" officeooo:paragraph-rsid="007d0742" style:font-weight-asian="bold" style:font-weight-complex="bold"/>
    </style:style>
    <style:style style:name="P49" style:family="paragraph" style:parent-style-name="Text_20_body" style:list-style-name="L4">
      <style:text-properties fo:color="#003f80" officeooo:rsid="009e038d" officeooo:paragraph-rsid="009e038d"/>
    </style:style>
    <style:style style:name="P50" style:family="paragraph" style:parent-style-name="Text_20_body" style:list-style-name="L4">
      <style:text-properties fo:color="#003f80" officeooo:rsid="009e038d" officeooo:paragraph-rsid="00a00ca5"/>
    </style:style>
    <style:style style:name="P51" style:family="paragraph" style:parent-style-name="Text_20_body" style:list-style-name="L4">
      <style:text-properties fo:color="#003f80" officeooo:rsid="0035b277" officeooo:paragraph-rsid="00b0084f"/>
    </style:style>
    <style:style style:name="P52" style:family="paragraph" style:parent-style-name="Text_20_body" style:list-style-name="L4">
      <style:text-properties fo:color="#003f80" officeooo:rsid="0035b277" officeooo:paragraph-rsid="0035b277"/>
    </style:style>
    <style:style style:name="P53" style:family="paragraph" style:parent-style-name="Text_20_body" style:list-style-name="L4">
      <style:text-properties fo:color="#003f80" officeooo:rsid="00a1b00d" officeooo:paragraph-rsid="00a1b00d"/>
    </style:style>
    <style:style style:name="P54" style:family="paragraph" style:parent-style-name="Text_20_body" style:list-style-name="L4">
      <style:text-properties fo:color="#003f80" officeooo:rsid="007d0742" officeooo:paragraph-rsid="00a1b00d"/>
    </style:style>
    <style:style style:name="P55" style:family="paragraph" style:parent-style-name="Text_20_body" style:list-style-name="L4">
      <style:text-properties fo:color="#003f80" fo:font-weight="normal" officeooo:rsid="00a4ff1e" officeooo:paragraph-rsid="00a4ff1e" style:font-weight-asian="normal" style:font-weight-complex="normal"/>
    </style:style>
    <style:style style:name="P56" style:family="paragraph" style:parent-style-name="Text_20_body" style:list-style-name="L4">
      <style:text-properties fo:color="#003f80" fo:font-weight="normal" officeooo:rsid="00a68dcd" officeooo:paragraph-rsid="00a68dcd" style:font-weight-asian="normal" style:font-weight-complex="normal"/>
    </style:style>
    <style:style style:name="P57" style:family="paragraph" style:parent-style-name="Text_20_body" style:list-style-name="L4">
      <style:text-properties fo:color="#003f80" officeooo:rsid="00a6c91b" officeooo:paragraph-rsid="00a6c91b"/>
    </style:style>
    <style:style style:name="P58" style:family="paragraph" style:parent-style-name="Text_20_body" style:list-style-name="L2">
      <style:text-properties style:text-underline-style="none" fo:font-weight="bold" officeooo:rsid="007d0742" officeooo:paragraph-rsid="00997e7b" style:font-weight-asian="bold" style:font-weight-complex="bold"/>
    </style:style>
    <style:style style:name="P59" style:family="paragraph" style:parent-style-name="Text_20_body" style:list-style-name="L3">
      <style:text-properties officeooo:rsid="007d0742" officeooo:paragraph-rsid="007d0742"/>
    </style:style>
    <style:style style:name="P60" style:family="paragraph" style:parent-style-name="Text_20_body" style:list-style-name="L4">
      <style:text-properties officeooo:paragraph-rsid="0032ce4c"/>
    </style:style>
    <style:style style:name="P61" style:family="paragraph" style:parent-style-name="Text_20_body">
      <style:text-properties officeooo:rsid="009cee48" officeooo:paragraph-rsid="00c5c720"/>
    </style:style>
    <style:style style:name="P62" style:family="paragraph" style:parent-style-name="Text_20_body" style:list-style-name="L1" style:master-page-name="">
      <style:paragraph-properties fo:margin-top="0cm" fo:margin-bottom="0.499cm" loext:contextual-spacing="false" style:page-number="auto"/>
      <style:text-properties officeooo:paragraph-rsid="00215aec"/>
    </style:style>
    <style:style style:name="P63" style:family="paragraph" style:parent-style-name="Text_20_body" style:list-style-name="L1">
      <style:paragraph-properties fo:margin-top="0cm" fo:margin-bottom="0.499cm" loext:contextual-spacing="false"/>
      <style:text-properties officeooo:paragraph-rsid="00215aec"/>
    </style:style>
    <style:style style:name="P64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style:font-name="DejaVu Sans2" fo:font-size="11pt" fo:font-weight="normal" officeooo:rsid="00a6c91b" officeooo:paragraph-rsid="00a72a3b" style:font-size-asian="11pt" style:font-weight-asian="normal" style:font-size-complex="11pt" style:font-weight-complex="normal"/>
    </style:style>
    <style:style style:name="P65" style:family="paragraph" style:parent-style-name="Text_20_body" style:list-style-name="L6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style:font-name="DejaVu Sans2" fo:font-size="11pt" style:text-underline-style="none" fo:font-weight="normal" officeooo:rsid="00b2dd87" officeooo:paragraph-rsid="00b2dd87" style:font-size-asian="11pt" style:font-weight-asian="normal" style:font-size-complex="11pt" style:font-weight-complex="normal"/>
    </style:style>
    <style:style style:name="P66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officeooo:rsid="00a72a3b" officeooo:paragraph-rsid="00a72a3b"/>
    </style:style>
    <style:style style:name="P67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officeooo:rsid="00a7411f" officeooo:paragraph-rsid="00a7411f"/>
    </style:style>
    <style:style style:name="P68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officeooo:rsid="007d0742" officeooo:paragraph-rsid="00a8ccb0"/>
    </style:style>
    <style:style style:name="P69" style:family="paragraph" style:parent-style-name="Text_20_body" style:list-style-name="L6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fo:font-weight="normal" officeooo:rsid="00a8ccb0" officeooo:paragraph-rsid="00b2e3f4" style:font-weight-asian="normal" style:font-weight-complex="normal"/>
    </style:style>
    <style:style style:name="P70" style:family="paragraph" style:parent-style-name="Text_20_body" style:list-style-name="L6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fo:font-weight="normal" officeooo:rsid="007d0742" officeooo:paragraph-rsid="00b2e3f4" style:font-weight-asian="normal" style:font-weight-complex="normal"/>
    </style:style>
    <style:style style:name="P71" style:family="paragraph" style:parent-style-name="Text_20_body" style:list-style-name="L6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style:text-underline-style="none" fo:font-weight="normal" officeooo:rsid="007d0742" officeooo:paragraph-rsid="00b2e3f4" style:font-weight-asian="normal" style:font-weight-complex="normal"/>
    </style:style>
    <style:style style:name="P72" style:family="paragraph" style:parent-style-name="Text_20_body" style:list-style-name="L4" style:master-page-name="">
      <loext:graphic-properties draw:fill="none"/>
      <style:paragraph-properties fo:margin-left="0.7cm" fo:margin-right="0cm" fo:margin-top="0cm" fo:margin-bottom="0.247cm" loext:contextual-spacing="false" fo:line-height="120%" fo:text-indent="0cm" style:auto-text-indent="false" style:page-number="auto" fo:background-color="transparent">
        <style:tab-stops>
          <style:tab-stop style:position="1.508cm"/>
        </style:tab-stops>
      </style:paragraph-properties>
      <style:text-properties fo:color="#003f80" fo:font-weight="normal" officeooo:rsid="00a72a3b" officeooo:paragraph-rsid="00a6c91b" style:font-weight-asian="normal" style:font-weight-complex="normal"/>
    </style:style>
    <style:style style:name="P73" style:family="paragraph" style:parent-style-name="Code" style:list-style-name="L2">
      <style:text-properties fo:font-style="normal" fo:font-weight="normal" officeooo:rsid="007bdd75" officeooo:paragraph-rsid="007bdd75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7bdd75" style:font-style-asian="normal" style:font-style-complex="normal"/>
    </style:style>
    <style:style style:name="T4" style:family="text">
      <style:text-properties fo:font-style="normal" officeooo:rsid="00c0f9c2" style:font-style-asian="normal" style:font-style-complex="normal"/>
    </style:style>
    <style:style style:name="T5" style:family="text">
      <style:text-properties fo:font-style="normal" fo:font-weight="normal" officeooo:rsid="008462c1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7bdd7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91e079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920df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c5d22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9385a5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971add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c5c720" style:font-style-asian="normal" style:font-weight-asian="normal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c7245" style:font-weight-asian="bold" style:font-weight-complex="bold"/>
    </style:style>
    <style:style style:name="T15" style:family="text">
      <style:text-properties fo:font-weight="bold" officeooo:rsid="005b0331" style:font-weight-asian="bold" style:font-weight-complex="bold"/>
    </style:style>
    <style:style style:name="T16" style:family="text">
      <style:text-properties officeooo:rsid="001c7245"/>
    </style:style>
    <style:style style:name="T17" style:family="text">
      <style:text-properties style:font-name="DejaVu Sans Mono1" fo:font-size="12pt" fo:font-weight="bold" officeooo:rsid="001c7245" style:font-size-asian="12pt" style:font-weight-asian="bold" style:font-size-complex="12pt" style:font-weight-complex="bold"/>
    </style:style>
    <style:style style:name="T18" style:family="text">
      <style:text-properties officeooo:rsid="00215aec"/>
    </style:style>
    <style:style style:name="T19" style:family="text">
      <style:text-properties officeooo:rsid="002fefa5"/>
    </style:style>
    <style:style style:name="T20" style:family="text">
      <style:text-properties officeooo:rsid="0030e25a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2ce4c" style:font-weight-asian="normal" style:font-weight-complex="normal"/>
    </style:style>
    <style:style style:name="T23" style:family="text">
      <style:text-properties fo:font-weight="normal" officeooo:rsid="005b0331" style:font-weight-asian="normal" style:font-weight-complex="normal"/>
    </style:style>
    <style:style style:name="T24" style:family="text">
      <style:text-properties fo:font-weight="normal" officeooo:rsid="005c0dca" style:font-weight-asian="normal" style:font-weight-complex="normal"/>
    </style:style>
    <style:style style:name="T25" style:family="text">
      <style:text-properties fo:font-weight="normal" officeooo:rsid="009e8474" style:font-weight-asian="normal" style:font-weight-complex="normal"/>
    </style:style>
    <style:style style:name="T26" style:family="text">
      <style:text-properties fo:font-weight="normal" officeooo:rsid="00a00ca5" style:font-weight-asian="normal" style:font-weight-complex="normal"/>
    </style:style>
    <style:style style:name="T27" style:family="text">
      <style:text-properties fo:font-weight="normal" officeooo:rsid="00a11a3e" style:font-weight-asian="normal" style:font-weight-complex="normal"/>
    </style:style>
    <style:style style:name="T28" style:family="text">
      <style:text-properties fo:font-weight="normal" officeooo:rsid="00a4ff1e" style:font-weight-asian="normal" style:font-weight-complex="normal"/>
    </style:style>
    <style:style style:name="T29" style:family="text">
      <style:text-properties fo:font-weight="normal" officeooo:rsid="00a8ccb0" style:font-weight-asian="normal" style:font-weight-complex="normal"/>
    </style:style>
    <style:style style:name="T30" style:family="text">
      <style:text-properties fo:font-weight="normal" officeooo:rsid="00b0084f" style:font-weight-asian="normal" style:font-weight-complex="normal"/>
    </style:style>
    <style:style style:name="T31" style:family="text">
      <style:text-properties fo:font-weight="normal" officeooo:rsid="00b1fab4" style:font-weight-asian="normal" style:font-weight-complex="normal"/>
    </style:style>
    <style:style style:name="T32" style:family="text">
      <style:text-properties fo:font-weight="normal" officeooo:rsid="00b812b1" style:font-weight-asian="normal" style:font-weight-complex="normal"/>
    </style:style>
    <style:style style:name="T33" style:family="text">
      <style:text-properties officeooo:rsid="00465e01"/>
    </style:style>
    <style:style style:name="T34" style:family="text">
      <style:text-properties officeooo:rsid="0066dc06"/>
    </style:style>
    <style:style style:name="T35" style:family="text">
      <style:text-properties officeooo:rsid="0082ef55"/>
    </style:style>
    <style:style style:name="T36" style:family="text">
      <style:text-properties style:text-underline-style="none" fo:font-weight="bold" style:font-weight-asian="bold" style:font-weight-complex="bold"/>
    </style:style>
    <style:style style:name="T37" style:family="text">
      <style:text-properties style:text-underline-style="none" fo:font-weight="bold" officeooo:rsid="009af5e8" style:font-weight-asian="bold" style:font-weight-complex="bold"/>
    </style:style>
    <style:style style:name="T38" style:family="text">
      <style:text-properties style:text-underline-style="none" fo:font-weight="bold" officeooo:rsid="00a1b00d" style:font-weight-asian="bold" style:font-weight-complex="bold"/>
    </style:style>
    <style:style style:name="T39" style:family="text">
      <style:text-properties officeooo:rsid="008a5bb5"/>
    </style:style>
    <style:style style:name="T40" style:family="text">
      <style:text-properties fo:color="#003f80" fo:font-style="normal" style:font-style-asian="normal" style:font-style-complex="normal"/>
    </style:style>
    <style:style style:name="T41" style:family="text">
      <style:text-properties fo:color="#003f80" fo:font-style="normal" officeooo:rsid="009385a5" style:font-style-asian="normal" style:font-style-complex="normal"/>
    </style:style>
    <style:style style:name="T42" style:family="text">
      <style:text-properties fo:color="#003f80" fo:font-style="normal" officeooo:rsid="009806c7" style:font-style-asian="normal" style:font-style-complex="normal"/>
    </style:style>
    <style:style style:name="T43" style:family="text">
      <style:text-properties fo:color="#003f80" fo:font-style="normal" officeooo:rsid="00997e7b" style:font-style-asian="normal" style:font-style-complex="normal"/>
    </style:style>
    <style:style style:name="T44" style:family="text">
      <style:text-properties fo:color="#003f80" fo:font-style="normal" officeooo:rsid="009cee48" style:font-style-asian="normal" style:font-style-complex="normal"/>
    </style:style>
    <style:style style:name="T45" style:family="text">
      <style:text-properties fo:color="#003f80" fo:font-style="normal" officeooo:rsid="00b7e807" style:font-style-asian="normal" style:font-style-complex="normal"/>
    </style:style>
    <style:style style:name="T46" style:family="text">
      <style:text-properties fo:color="#003f80" fo:font-style="normal" officeooo:rsid="00c0f9c2" style:font-style-asian="normal" style:font-style-complex="normal"/>
    </style:style>
    <style:style style:name="T47" style:family="text">
      <style:text-properties fo:color="#003f80" style:text-underline-style="none" fo:font-weight="bold" style:font-weight-asian="bold" style:font-weight-complex="bold"/>
    </style:style>
    <style:style style:name="T48" style:family="text">
      <style:text-properties fo:color="#003f80" style:text-underline-style="none" fo:font-weight="bold" officeooo:rsid="009af5e8" style:font-weight-asian="bold" style:font-weight-complex="bold"/>
    </style:style>
    <style:style style:name="T49" style:family="text">
      <style:text-properties officeooo:rsid="009385a5"/>
    </style:style>
    <style:style style:name="T50" style:family="text">
      <style:text-properties officeooo:rsid="009a5800"/>
    </style:style>
    <style:style style:name="T51" style:family="text">
      <style:text-properties officeooo:rsid="009e038d"/>
    </style:style>
    <style:style style:name="T52" style:family="text">
      <style:text-properties officeooo:rsid="00a00ca5"/>
    </style:style>
    <style:style style:name="T53" style:family="text">
      <style:text-properties style:font-name="DejaVu Sans2" fo:font-weight="normal" style:font-weight-asian="normal" style:font-weight-complex="normal"/>
    </style:style>
    <style:style style:name="T54" style:family="text">
      <style:text-properties style:font-name="DejaVu Sans2" fo:font-size="11pt" fo:font-weight="normal" style:font-size-asian="11pt" style:font-weight-asian="normal" style:font-size-complex="11pt" style:font-weight-complex="normal"/>
    </style:style>
    <style:style style:name="T55" style:family="text">
      <style:text-properties style:font-name="DejaVu Sans2" fo:font-size="11pt" fo:font-weight="normal" officeooo:rsid="00a6c91b" style:font-size-asian="11pt" style:font-weight-asian="normal" style:font-size-complex="11pt" style:font-weight-complex="normal"/>
    </style:style>
    <style:style style:name="T56" style:family="text">
      <style:text-properties style:font-name="DejaVu Sans2" fo:font-size="11pt" fo:font-weight="normal" officeooo:rsid="00a7411f" style:font-size-asian="11pt" style:font-weight-asian="normal" style:font-size-complex="11pt" style:font-weight-complex="normal"/>
    </style:style>
    <style:style style:name="T57" style:family="text">
      <style:text-properties style:font-name="DejaVu Sans2" fo:font-size="11pt" fo:font-weight="normal" officeooo:rsid="005c0dca" style:font-size-asian="11pt" style:font-weight-asian="normal" style:font-size-complex="11pt" style:font-weight-complex="normal"/>
    </style:style>
    <style:style style:name="T58" style:family="text">
      <style:text-properties style:font-name="DejaVu Sans2" fo:font-size="11pt" fo:font-weight="normal" officeooo:rsid="00b1fab4" style:font-size-asian="11pt" style:font-weight-asian="normal" style:font-size-complex="11pt" style:font-weight-complex="normal"/>
    </style:style>
    <style:style style:name="T59" style:family="text">
      <style:text-properties style:font-name="DejaVu Sans2" fo:font-size="11pt" fo:font-weight="normal" officeooo:rsid="00b3c738" style:font-size-asian="11pt" style:font-weight-asian="normal" style:font-size-complex="11pt" style:font-weight-complex="normal"/>
    </style:style>
    <style:style style:name="T60" style:family="text">
      <style:text-properties style:font-name="DejaVu Sans2" fo:font-size="11pt" fo:font-weight="bold" style:font-size-asian="11pt" style:font-weight-asian="bold" style:font-size-complex="11pt" style:font-weight-complex="bold"/>
    </style:style>
    <style:style style:name="T61" style:family="text">
      <style:text-properties style:font-name="DejaVu Sans2" fo:font-size="11pt" fo:font-weight="bold" officeooo:rsid="005c0dca" style:font-size-asian="11pt" style:font-weight-asian="bold" style:font-size-complex="11pt" style:font-weight-complex="bold"/>
    </style:style>
    <style:style style:name="T62" style:family="text">
      <style:text-properties style:font-name="DejaVu Sans2" fo:font-size="11pt" fo:font-weight="bold" officeooo:rsid="009af5e8" style:font-size-asian="11pt" style:font-weight-asian="bold" style:font-size-complex="11pt" style:font-weight-complex="bold"/>
    </style:style>
    <style:style style:name="T63" style:family="text">
      <style:text-properties style:font-name="DejaVu Sans2" fo:font-size="11pt" fo:font-weight="bold" officeooo:rsid="00b2e3f4" style:font-size-asian="11pt" style:font-weight-asian="bold" style:font-size-complex="11pt" style:font-weight-complex="bold"/>
    </style:style>
    <style:style style:name="T64" style:family="text">
      <style:text-properties style:font-name="DejaVu Sans2" fo:font-size="11pt" fo:font-weight="bold" officeooo:rsid="00a8ccb0" style:font-size-asian="11pt" style:font-weight-asian="bold" style:font-size-complex="11pt" style:font-weight-complex="bold"/>
    </style:style>
    <style:style style:name="T65" style:family="text">
      <style:text-properties style:font-name="DejaVu Sans2" fo:font-size="11pt" style:text-underline-style="none" fo:font-weight="bold" officeooo:rsid="005c0dca" style:font-size-asian="11pt" style:font-weight-asian="bold" style:font-size-complex="11pt" style:font-weight-complex="bold"/>
    </style:style>
    <style:style style:name="T66" style:family="text">
      <style:text-properties style:font-name="DejaVu Sans2" fo:font-size="11pt" style:text-underline-style="none" fo:font-weight="bold" officeooo:rsid="009af5e8" style:font-size-asian="11pt" style:font-weight-asian="bold" style:font-size-complex="11pt" style:font-weight-complex="bold"/>
    </style:style>
    <style:style style:name="T67" style:family="text">
      <style:text-properties style:font-name="DejaVu Sans2" fo:font-size="11pt" style:text-underline-style="none" fo:font-weight="bold" officeooo:rsid="00a8ccb0" style:font-size-asian="11pt" style:font-weight-asian="bold" style:font-size-complex="11pt" style:font-weight-complex="bold"/>
    </style:style>
    <style:style style:name="T68" style:family="text">
      <style:text-properties style:font-name="DejaVu Sans2" fo:font-size="11pt" style:text-underline-style="none" fo:font-weight="bold" officeooo:rsid="00ac06f7" style:font-size-asian="11pt" style:font-weight-asian="bold" style:font-size-complex="11pt" style:font-weight-complex="bold"/>
    </style:style>
    <style:style style:name="T69" style:family="text">
      <style:text-properties style:font-name="DejaVu Sans2" fo:font-size="11pt" style:text-underline-style="none" fo:font-weight="bold" officeooo:rsid="00b2e3f4" style:font-size-asian="11pt" style:font-weight-asian="bold" style:font-size-complex="11pt" style:font-weight-complex="bold"/>
    </style:style>
    <style:style style:name="T70" style:family="text">
      <style:text-properties style:font-name="DejaVu Sans2" fo:font-size="11pt" style:text-underline-style="none" style:font-size-asian="11pt" style:font-size-complex="11pt"/>
    </style:style>
    <style:style style:name="T71" style:family="text">
      <style:text-properties style:font-name="DejaVu Sans2" fo:font-size="11pt" style:text-underline-style="none" officeooo:rsid="005c0dca" style:font-size-asian="11pt" style:font-size-complex="11pt"/>
    </style:style>
    <style:style style:name="T72" style:family="text">
      <style:text-properties style:font-name="DejaVu Sans2" fo:font-size="11pt" style:text-underline-style="none" officeooo:rsid="00aa7ce2" style:font-size-asian="11pt" style:font-size-complex="11pt"/>
    </style:style>
    <style:style style:name="T73" style:family="text">
      <style:text-properties officeooo:rsid="00a8ccb0"/>
    </style:style>
    <style:style style:name="T74" style:family="text">
      <style:text-properties officeooo:rsid="00b0084f"/>
    </style:style>
    <style:style style:name="T75" style:family="text">
      <style:text-properties officeooo:rsid="00b1fab4"/>
    </style:style>
    <style:style style:name="T76" style:family="text">
      <style:text-properties officeooo:rsid="00b2dd87"/>
    </style:style>
    <style:style style:name="T77" style:family="text">
      <style:text-properties officeooo:rsid="00b7e807"/>
    </style:style>
    <style:style style:name="T78" style:family="text">
      <style:text-properties officeooo:rsid="00b8c0c5"/>
    </style:style>
    <style:style style:name="T79" style:family="text">
      <style:text-properties officeooo:rsid="00c27b94"/>
    </style:style>
    <style:style style:name="T80" style:family="text">
      <style:text-properties officeooo:rsid="00c5c720"/>
    </style:style>
    <style:style style:name="T81" style:family="text">
      <style:text-properties officeooo:rsid="009cee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h text:style-name="P31" text:outline-level="1">TP <text:span text:style-name="T39">PUPPET</text:span></text:h>
          </table:table-cell>
        </table:table-row>
      </table:table>
      <text:p text:style-name="Text_20_body"/>
      <text:p text:style-name="P23">Formulaire de réponses : </text:p>
      <text:p text:style-name="P24">https://docs.google.com/forms/d/e/1FAIpQLSeK8BoqymBQdrGxIAPteLPsjL7ptJD-SXnIMX8geJXet_1PsA/viewform</text:p>
      <text:p text:style-name="P25"><text:s/></text:p>
      <text:h text:style-name="P32" text:outline-level="2">Préparation de l'environnement</text:h>
      <text:p text:style-name="P1">Dans cette introduction, nous allons démarrer 2 machines virtuelles. <text:span text:style-name="T18">U</text:span>tilise<text:span text:style-name="T18">z </text:span>:</text:p>
      <text:list xml:id="list21321437" text:style-name="L1">
        <text:list-item>
          <text:p text:style-name="P38"><text:span text:style-name="T17">vm0</text:span><text:span text:style-name="T14"> </text:span><text:span text:style-name="T16">comme </text:span><text:span text:style-name="T14">SERVEUR</text:span><text:span text:style-name="T16"> Puppet</text:span></text:p>
        </text:list-item>
        <text:list-item>
          <text:p text:style-name="P62"><text:span text:style-name="T17">vm1</text:span><text:span text:style-name="T14"> </text:span><text:span text:style-name="T16">comme </text:span><text:span text:style-name="T14">AGENT</text:span><text:span text:style-name="T16"> Puppet (aussi appelé CLIENT)</text:span></text:p>
          <text:p text:style-name="P63"/>
        </text:list-item>
      </text:list>
      <text:list xml:id="list2687681558" text:style-name="L2">
        <text:list-item>
          <text:p text:style-name="P42"><text:span text:style-name="T3">L</text:span><text:span text:style-name="T2">ancez le script de boot des VM</text:span><text:span text:style-name="T4">s</text:span><text:span text:style-name="T2"> puppet </text:span><text:span text:style-name="T4">(lancer le script qu’une fois) </text:span><text:span text:style-name="T2">:</text:span></text:p>
          <text:list>
            <text:list-header>
              <text:p text:style-name="P73">$ <text:span text:style-name="T35">vm_bootstrap 2</text:span></text:p>
            </text:list-header>
          </text:list>
        </text:list-item>
        <text:list-item>
          <text:p text:style-name="P43">Après quelques <text:span text:style-name="T76">secondes</text:span>, <text:span text:style-name="T39">les VM vm0 et vm1 seront disponibles, se connecter aux VM et installer les paquetages puppet (pas besoins de configurer/installer vim si vous ne comptez pas l’utiliser) : </text:span></text:p>
        </text:list-item>
      </text:list>
      <text:p text:style-name="P26"><text:span text:style-name="T3"><text:s text:c="3"/>$ </text:span><text:span text:style-name="T2">pcocc ssh vm0</text:span></text:p>
      <text:p text:style-name="P27"><text:span text:style-name="T6"><text:s text:c="3"/>$ </text:span><text:span text:style-name="T5">pcocc ssh vm1</text:span></text:p>
      <text:p text:style-name="P27"><text:span text:style-name="T5"><text:s text:c="3"/></text:span><text:span text:style-name="T7">vm0# </text:span><text:span text:style-name="T8">sudo yum install -y </text:span><text:span text:style-name="T11">vim </text:span><text:span text:style-name="T8">puppetserver</text:span></text:p>
      <text:p text:style-name="P28"><text:span text:style-name="T8"><text:s text:c="3"/></text:span><text:span text:style-name="T7">vm</text:span><text:span text:style-name="T8">1</text:span><text:span text:style-name="T7"># </text:span><text:span text:style-name="T8">sudo yum install -y </text:span><text:span text:style-name="T11">vim </text:span><text:span text:style-name="T8">puppet-agent </text:span></text:p>
      <text:p text:style-name="P29"><text:span text:style-name="T8"><text:s text:c="3"/></text:span><text:span text:style-name="T10">vm0# </text:span><text:span text:style-name="T8">cp -r /opt/puppetlabs/puppet/share/vim/pup</text:span><text:span text:style-name="T9">p</text:span><text:span text:style-name="T8">et-vimfiles ~/.vim</text:span></text:p>
      <text:p text:style-name="P61"><text:span text:style-name="T80">Pour se connecter depuis deux terminaux, utiliser la commande ‘pcocc ssh -j &lt;numéro_job&gt; vm0/vm1’. <text:s/></text:span></text:p>
      <text:h text:style-name="P33" text:outline-level="2"><text:span text:style-name="T49">Mise en place du service puppet </text:span><text:s/></text:h>
      <text:list xml:id="list163736824118232" text:continue-list="list2687681558" text:style-name="L2">
        <text:list-item text:start-value="1">
          <text:p text:style-name="P39"><text:span text:style-name="T42">Modifier la configuration puppet </text:span><text:span text:style-name="T46">(puppet.conf)</text:span><text:span text:style-name="T42"> des VM</text:span><text:span text:style-name="T46">s</text:span><text:span text:style-name="T42"> pour </text:span><text:span text:style-name="T45">que </text:span><text:span text:style-name="T43">le</text:span><text:span text:style-name="T42"> serveur puppet soit ‘vm0.pcocc’ </text:span><text:span text:style-name="T46">et que le certificat corresponde à ‘vm0.pcocc’</text:span><text:span text:style-name="T42">.</text:span></text:p>
        </text:list-item>
        <text:list-item>
          <text:p text:style-name="P40"><text:span text:style-name="T41">Activer et démarrer le service « puppetserver » </text:span><text:span text:style-name="T42">sur vm0</text:span><text:span text:style-name="T41">. Et vérifier qu’il soit bien lancé. </text:span></text:p>
        </text:list-item>
        <text:list-item>
          <text:p text:style-name="P41"><text:soft-page-break/><text:span text:style-name="T42">Lancer </text:span><text:span text:style-name="T43">l’agent puppet sur ‘vm0’ et ‘vm1’ </text:span><text:span text:style-name="T44">(attention, lorsqu’on vient d’installer le paquetage, l’exécutable /opt/puppetlabs/bin/puppet n’est pas dans le PATH)</text:span><text:span text:style-name="T43">. </text:span></text:p>
        </text:list-item>
        <text:list-item>
          <text:p text:style-name="P44">Vérifier les certificat en attente de signature et Signer le certificat de ‘vm1’ depuis le serveur puppet (vm0). </text:p>
        </text:list-item>
        <text:list-item>
          <text:p text:style-name="P58"><text:span text:style-name="T40">Remplissez la section « </text:span><text:span text:style-name="T43">Mise en place du service puppet </text:span><text:span text:style-name="T40">» du formulaire.</text:span></text:p>
        </text:list-item>
      </text:list>
      <text:p text:style-name="P3"/>
      <text:h text:style-name="P34" text:outline-level="2">Premier module Puppet</text:h>
      <text:p text:style-name="P2">En se souvenant que l'environnement par défaut <text:span text:style-name="T19">se nomme</text:span> <text:span text:style-name="T13">production</text:span>, <text:span text:style-name="T50">utilisé l’environnement par défaut dans la partie suivante. </text:span></text:p>
      <text:list xml:id="list3804801896" text:style-name="L3">
        <text:list-item>
          <text:p text:style-name="P45">Créer un module ‘wget’ contenant une classe installant la dernière version du paquetage ‘wget’. </text:p>
        </text:list-item>
        <text:list-item>
          <text:p text:style-name="P46">Inclure cette classe dans un <text:span text:style-name="T77">fichier « </text:span><text:span text:style-name="T1">manifest »</text:span> <text:span text:style-name="T20">de façon à ce que tous les nœuds puissent récupérer cette configuration.</text:span></text:p>
        </text:list-item>
        <text:list-item>
          <text:p text:style-name="P47">Appliquer cette configuration <text:span text:style-name="T34">sur les VM en lançant l’agent </text:span>puppet, <text:span text:style-name="T33">d'abord en mode vérification, puis de façon effective.</text:span></text:p>
        </text:list-item>
        <text:list-item>
          <text:p text:style-name="P59"><text:span text:style-name="T47">Remplissez la section </text:span><text:span text:style-name="T48">« </text:span><text:span text:style-name="T47">Premier module » du formulaire.</text:span></text:p>
          <text:p text:style-name="P48"/>
        </text:list-item>
      </text:list>
      <text:h text:style-name="P35" text:outline-level="2"><text:span text:style-name="T52">Classe pa</text:span>ramétr<text:span text:style-name="T73">able </text:span></text:h>
      <text:p text:style-name="P10">Nous allons mettre en place une architecture client/serveur NFS via puppet. <text:s/></text:p>
      <text:p text:style-name="P11">Pour cela nous allons créer le module ‘nfs’ qui contiendra <text:span text:style-name="T51">une classe ‘nfs’ installant le paquetage ‘nfs-utils’ et gérant la configuration du serveur ou du client. La VM ‘vm0’ sera le serveur NFS et la VM ‘vm1’ sera le client NFS. </text:span></text:p>
      <text:list xml:id="list1789528017" text:style-name="L4">
        <text:list-header>
          <text:p text:style-name="P60"/>
        </text:list-header>
        <text:list-item>
          <text:p text:style-name="P49"><text:span text:style-name="T22">C</text:span><text:span text:style-name="T21">réer la classe ‘nfs’, celle-ci doit installer le paquetage ‘nfs-utils’ </text:span><text:span text:style-name="T32">(pour le client et le server NFS)</text:span><text:span text:style-name="T21">. </text:span></text:p>
        </text:list-item>
        <text:list-item>
          <text:p text:style-name="P50"><text:span text:style-name="T25">Ajoutez la gestion du service ‘nfs-server’ pour le serveur NFS (le service doit être activé et fonctionnel). </text:span><text:span text:style-name="T26">Réfléchissez à l'ordre d'installation et configurer les bonnes dépendances.</text:span></text:p>
        </text:list-item>
        <text:list-item>
          <text:p text:style-name="P51"><text:span text:style-name="T25">A</text:span><text:span text:style-name="T26">joutez un paramètre à la classe afin de définir si il s’agit du client ou du serveur. <text:s/></text:span><text:span text:style-name="T24">A l'aide de </text:span><text:span text:style-name="T23">l'instruction </text:span><text:span text:style-name="T15">if</text:span><text:span text:style-name="T23">, t</text:span><text:span text:style-name="T25">ester la valeur de ce paramètre, </text:span><text:span text:style-name="T30">le service ‘nfs-server’ ne doit être géré que </text:span><text:span text:style-name="T31">si il s’agit du serveur</text:span><text:span text:style-name="T25">.</text:span></text:p>
        </text:list-item>
        <text:list-item>
          <text:p text:style-name="P53"><text:span text:style-name="T25">C</text:span><text:span text:style-name="T21">réer ou modifier un fichier manifest pour que le node ‘vm0’ appelle la classe en serveur et le node ‘vm1’ en client. Passer l’agent puppet sur les VM. </text:span></text:p>
        </text:list-item>
        <text:list-item>
          <text:p text:style-name="P54"><text:span text:style-name="T36">Remplissez la section </text:span><text:span text:style-name="T37">« </text:span><text:span text:style-name="T36">Premier </text:span><text:span text:style-name="T38">paramètre</text:span><text:span text:style-name="T36"> » du formulaire.</text:span></text:p>
        </text:list-item>
      </text:list>
      <text:p text:style-name="P8"/>
      <text:p text:style-name="P12"><text:soft-page-break/><text:span text:style-name="T25">L</text:span><text:span text:style-name="T21">es exports NFS sont configurés via le fichier /etc/exports, il se présente tel que : </text:span></text:p>
      <text:p text:style-name="P13"><text:span text:style-name="T21">&lt;</text:span><text:span text:style-name="T27">repertoire</text:span><text:span text:style-name="T21">_a_exporter&gt; &lt;machines_clientes&gt;(&lt;option_export&gt;)</text:span></text:p>
      <text:p text:style-name="P12"><text:span text:style-name="T21">Par défaut, on </text:span><text:span text:style-name="T53">prendra</text:span><text:span text:style-name="T21"> les valeurs suivantes : </text:span></text:p>
      <text:p text:style-name="P14"><text:span text:style-name="T27">repertoire</text:span><text:span text:style-name="T21">_a_exporter </text:span><text:span text:style-name="T27">= /tmp/</text:span><text:span text:style-name="T28">nfs1</text:span><text:span text:style-name="T27"> </text:span></text:p>
      <text:p text:style-name="P17">machines_clientes = *</text:p>
      <text:p text:style-name="P15"><text:span text:style-name="T21">option_export = rw,</text:span><text:span text:style-name="T29">no_root_squash</text:span></text:p>
      <text:p text:style-name="P20">On obtient alors : </text:p>
      <text:p text:style-name="P16"><text:span text:style-name="T21">/tmp/</text:span><text:span text:style-name="T28">nfs1</text:span><text:span text:style-name="T21"> *(rw,</text:span><text:span text:style-name="T29">no_root_squash</text:span><text:span text:style-name="T21">) </text:span></text:p>
      <text:p text:style-name="P18"/>
      <text:p text:style-name="P19"><text:span text:style-name="T21">Configuration de la partie </text:span><text:span text:style-name="T13">serveur NFS</text:span><text:span text:style-name="T21"> dans la classe ‘nfs’ </text:span></text:p>
      <text:list xml:id="list163736002716173" text:continue-list="list1789528017" text:style-name="L4">
        <text:list-item text:start-value="1">
          <text:p text:style-name="P52"><text:span text:style-name="T21">Rajoute</text:span><text:span text:style-name="T27">z</text:span><text:span text:style-name="T21"> </text:span><text:span text:style-name="T27">des</text:span><text:span text:style-name="T21"> paramètre</text:span><text:span text:style-name="T27">s à</text:span><text:span text:style-name="T21"> la classe ‘</text:span><text:span text:style-name="T27">nfs’ </text:span><text:span text:style-name="T21">afin </text:span><text:span text:style-name="T27">de pouvoir modifier le fichier /etc/exports en fonction des paramètres (prendre les valeurs ci-dessus par défaut).</text:span><text:span text:style-name="T21"> </text:span></text:p>
        </text:list-item>
        <text:list-item>
          <text:p text:style-name="P55">Utiliser les paramètres ainsi ajoutés pour générer le fichier /etc/exports. Le service NFS doit prendre en compte les modifications de ce fichier. </text:p>
        </text:list-item>
        <text:list-item>
          <text:p text:style-name="P56">Ajoutez la création du répertoire ‘repertoire_a_exporter’. <text:span text:style-name="T75">Le tout doit être intégré dans la partie serveur de votre classe. </text:span></text:p>
        </text:list-item>
        <text:list-item>
          <text:p text:style-name="P57"><text:span text:style-name="T24">P</text:span><text:span text:style-name="T21">assez l’agent puppet sur le serveur NFS et vérifier que toutes les modifications se sont bien appliquées. </text:span></text:p>
        </text:list-item>
      </text:list>
      <text:p text:style-name="P6"/>
      <text:p text:style-name="P9"/>
      <text:p text:style-name="P21"><text:span text:style-name="T54">Configuration de la partie </text:span><text:span text:style-name="T60">client NFS</text:span><text:span text:style-name="T54"> dans la classe ‘nfs’ </text:span></text:p>
      <text:list xml:id="list282488243" text:style-name="L5">
        <text:list-item>
          <text:p text:style-name="P64">Ajoutez la gestion du <text:span text:style-name="T78">répertoire utilisé pour le </text:span>point de montage pour le client, utilisez <text:span text:style-name="T74">un</text:span> paramètre <text:span text:style-name="T74">pour gérer le chemin du répertoire</text:span>.</text:p>
        </text:list-item>
        <text:list-item>
          <text:p text:style-name="P66"><text:span text:style-name="T58">Ajoutez </text:span><text:span text:style-name="T54">la gestion du montage. Pour cela nous utiliserons la ressource ‘mount’, avec les propriétés suivantes ‘ensure =&gt; mounted’, ‘device =&gt; &lt;serveur_nfs&gt;:&lt;repertoire_a_exporter&gt;’ </text:span><text:span text:style-name="T56">et ‘fstype =&gt; nfs’. Par défaut le nom de la ressource correspond au répertoire utilisé pour faire le montage. </text:span></text:p>
        </text:list-item>
        <text:list-item>
          <text:p text:style-name="P67"><text:span text:style-name="T57">P</text:span><text:span text:style-name="T55">assez l’agent puppet sur le </text:span><text:span text:style-name="T54">client</text:span><text:span text:style-name="T55"> NFS et vérifier que toutes les modifications se sont bien appliquées. </text:span><text:span text:style-name="T54">Vérifier que vous pouvez bien écrire dans le montage NFS </text:span><text:span text:style-name="T59">depuis le client</text:span><text:span text:style-name="T54">. </text:span></text:p>
        </text:list-item>
        <text:list-item>
          <text:p text:style-name="P68"><text:span text:style-name="T65">Remplissez la section </text:span><text:span text:style-name="T66">« </text:span><text:span text:style-name="T67">Classe paramétrable </text:span><text:span text:style-name="T65">» du formulaire.</text:span></text:p>
        </text:list-item>
      </text:list>
      <text:list xml:id="list163736554715373" text:continue-list="list163736002716173" text:style-name="L4">
        <text:list-header>
          <text:p text:style-name="P72"/>
        </text:list-header>
      </text:list>
      <text:p text:style-name="P4"/>
      <text:h text:style-name="P37" text:outline-level="2"><text:soft-page-break/><text:span text:style-name="T13">Gestion des paramètres </text:span></text:h>
      <text:p text:style-name="P30"><text:span text:style-name="T71">N</text:span><text:span text:style-name="T70">ous allons maintenant utiliser ‘hiera’ pour gérer les paramètres de la classe ‘nfs’. <text:s/>En utilisant la configuration par défaut du fichier hiera.yaml :</text:span></text:p>
      <text:list xml:id="list1174609710" text:style-name="L6">
        <text:list-item text:start-value="1">
          <text:p text:style-name="P65">Créer des fichiers « yaml » pour gérer les paramètres des VM ‘vm0’ et ‘vm1’. </text:p>
        </text:list-item>
        <text:list-item>
          <text:p text:style-name="P65">Configurer les fichiers « yaml » pour créer un <text:span text:style-name="T79">2</text:span>ème répertoire à exporter sur le serveur, ainsi qu’un <text:span text:style-name="T79">2</text:span>éme point de montage sur le client. Utilisez les paramètres que vous souhaitez pour le reste de la configuration. </text:p>
        </text:list-item>
        <text:list-item>
          <text:p text:style-name="P65">Modifier le(s) fichier(s) manifest(s) <text:span text:style-name="T79">si besoins </text:span>afin que la configuration s’effectue via les fichiers « yaml ». </text:p>
        </text:list-item>
        <text:list-item>
          <text:p text:style-name="P69"><text:span text:style-name="T72">Passer l’agent puppet sur le serveur NFS puis sur le client. </text:span><text:span text:style-name="T71"><text:s/></text:span></text:p>
        </text:list-item>
        <text:list-item>
          <text:p text:style-name="P70"><text:span text:style-name="T65">Remplissez la section </text:span><text:span text:style-name="T66">« </text:span><text:span text:style-name="T68">Paramètres via </text:span><text:span text:style-name="T69">hiera</text:span><text:span text:style-name="T67"> </text:span><text:span text:style-name="T65">» du formulaire.</text:span></text:p>
        </text:list-item>
      </text:list>
      <text:p text:style-name="P7"/>
      <text:p text:style-name="P7"/>
      <text:h text:style-name="P36" text:outline-level="2">Gestion de plusieurs exports</text:h>
      <text:p text:style-name="P5"/>
      <text:p text:style-name="P22">La classe ‘nfs’ ne permet pas de gérer plusieurs exports ou montages NFS à la fois. Réfléchissez aux modifications nécessaire<text:span text:style-name="T78">s</text:span> afin que puppet puisse gérer plusieurs exports sur le même serveur, ainsi que plusieurs montages sur le même client. </text:p>
      <text:list xml:id="list163735588424201" text:continue-list="list1174609710" text:style-name="L6">
        <text:list-item text:start-value="1">
          <text:p text:style-name="P71"><text:span text:style-name="T61">Remplissez la section </text:span><text:span text:style-name="T62">« </text:span><text:span text:style-name="T63">Déclaration multiple</text:span><text:span text:style-name="T64"> </text:span><text:span text:style-name="T61">» du formulair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Nimbus Mono PS" svg:font-family="'Nimbus Mono PS'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1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3" style:font-size-asian="10.5pt" style:language-asian="zh" style:country-asian="CN" style:font-name-complex="DejaVu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ejaVu Sans3" style:font-size-asian="10.5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center" style:justify-single-word="false" fo:background-color="transparent" style:writing-mode="lr-tb"/>
      <style:text-properties fo:font-size="130%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6cm" loext:contextual-spacing="false"/>
      <style:text-properties fo:color="#2b7ed2" fo:font-size="115%" fo:font-weight="bold" officeooo:rsid="0024ff87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 style:class="text" style:master-page-name="">
      <loext:graphic-properties draw:fill="none" draw:fill-color="#729fcf"/>
      <style:paragraph-properties fo:margin-left="1.499cm" fo:margin-right="0cm" fo:margin-top="0.3cm" fo:margin-bottom="0.25cm" loext:contextual-spacing="false" fo:text-indent="0cm" style:auto-text-indent="false" style:page-number="auto" fo:background-color="transparent" fo:padding="0.4cm" fo:border-left="2.01pt solid #808080" fo:border-right="none" fo:border-top="none" fo:border-bottom="none" style:shadow="none">
        <style:tab-stops/>
      </style:paragraph-properties>
      <style:text-properties style:font-name="DejaVu Sans Mono" fo:font-family="'DejaVu Sans Mono'" style:font-style-name="Book" style:font-family-generic="modern" style:font-pitch="fixed" fo:font-size="11pt" style:font-size-asian="10.5pt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6cm" fo:margin-bottom="0cm" loext:contextual-spacing="false" fo:text-align="start" style:justify-single-word="false" fo:orphans="2" fo:widows="2" fo:text-indent="0cm" style:auto-text-indent="false" style:writing-mode="lr-tb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1cm" fo:margin-right="0.499cm" fo:margin-top="2cm" fo:margin-bottom="0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3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3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DejaVu Sans1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3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3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.6cm" fo:margin-bottom="0cm" loext:contextual-spacing="false" fo:text-align="start" style:justify-single-word="false" fo:orphans="2" fo:widows="2" fo:text-indent="0cm" style:auto-text-indent="false" style:writing-mode="lr-tb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start-value="0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elien Degremont</meta:initial-creator>
    <meta:creation-date>2018-02-20T16:43:31.647784575</meta:creation-date>
    <dc:date>2023-01-11T16:37:34.803313048</dc:date>
    <meta:editing-duration>P3DT18H42M16S</meta:editing-duration>
    <meta:editing-cycles>110</meta:editing-cycles>
    <meta:generator>LibreOffice/5.3.6.1$Linux_X86_64 LibreOffice_project/30$Build-1</meta:generator>
    <meta:document-statistic meta:table-count="1" meta:image-count="0" meta:object-count="0" meta:page-count="4" meta:paragraph-count="66" meta:word-count="924" meta:character-count="5878" meta:non-whitespace-character-count="4997"/>
  </office:meta>
</office:document-meta>
</file>